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3">
            <text:p>Расчет датчика тока на основе эффекта Холла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Радиус витка </text:p>
          </table:table-cell>
          <table:table-cell office:value-type="string" calcext:value-type="string">
            <text:p>R0</text:p>
          </table:table-cell>
          <table:table-cell office:value-type="float" office:value="0.00225" calcext:value-type="float">
            <text:p>0.00225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иаметр провода по меди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иаметр провода </text:p>
          </table:table-cell>
          <table:table-cell office:value-type="string" calcext:value-type="string">
            <text:p>D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мм</text:p>
          </table:table-cell>
          <table:table-cell/>
          <table:table-cell table:formula="of:=4.5/2"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ельное сопр. Меди</text:p>
          </table:table-cell>
          <table:table-cell office:value-type="string" calcext:value-type="string">
            <text:p>p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Ом*мм^2/м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коэфф. Преобразования катушки</text:p>
          </table:table-cell>
          <table:table-cell table:style-name="ce1" office:value-type="string" calcext:value-type="string">
            <text:p>k</text:p>
          </table:table-cell>
          <table:table-cell table:style-name="ce1" table:formula="of:=(4*PI()*10^-7)/(2*[.C6])" office:value-type="float" office:value="0.000279252680319093" calcext:value-type="float">
            <text:p>0.0002792527</text:p>
          </table:table-cell>
          <table:table-cell table:style-name="ce1" office:value-type="string" calcext:value-type="string">
            <text:p>Тл/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Длина провода</text:p>
          </table:table-cell>
          <table:table-cell table:style-name="ce1" office:value-type="string" calcext:value-type="string">
            <text:p>L</text:p>
          </table:table-cell>
          <table:table-cell table:style-name="ce1" table:formula="of:=2*PI()*[.C6]" office:value-type="float" office:value="0.0141371669411541" calcext:value-type="float">
            <text:p>0.0141371669</text:p>
          </table:table-cell>
          <table:table-cell table:style-name="ce1"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Площадь сечения провода</text:p>
          </table:table-cell>
          <table:table-cell table:style-name="ce1" office:value-type="string" calcext:value-type="string">
            <text:p>s</text:p>
          </table:table-cell>
          <table:table-cell table:style-name="ce1" table:formula="of:=PI()*[.C11]" office:value-type="float" office:value="0.0444132198049021" calcext:value-type="float">
            <text:p>0.0444132198</text:p>
          </table:table-cell>
          <table:table-cell table:style-name="ce1" office:value-type="string" calcext:value-type="string">
            <text:p>мм^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Сопративление витка</text:p>
          </table:table-cell>
          <table:table-cell table:style-name="ce1" office:value-type="string" calcext:value-type="string">
            <text:p>R</text:p>
          </table:table-cell>
          <table:table-cell table:style-name="ce1" table:formula="of:=[.C9]*([.C11]/[.C12])" office:value-type="float" office:value="0.00572957795130823" calcext:value-type="float">
            <text:p>0.005729578</text:p>
          </table:table-cell>
          <table:table-cell table:style-name="ce1" office:value-type="string" calcext:value-type="string">
            <text:p>O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Чувствительность датчика Холла</text:p>
          </table:table-cell>
          <table:table-cell office:value-type="string" calcext:value-type="string">
            <text:p>K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V/m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эфф. Усиление датчика Холла</text:p>
          </table:table-cell>
          <table:table-cell office:value-type="string" calcext:value-type="string">
            <text:p>Ku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коэфф. Преобразования датчика </text:p>
          </table:table-cell>
          <table:table-cell table:style-name="ce1" office:value-type="string" calcext:value-type="string">
            <text:p>K</text:p>
          </table:table-cell>
          <table:table-cell table:style-name="ce1" table:formula="of:=([.C10]*1000)*[.C14]*[.C15]" office:value-type="float" office:value="72.6056968829641" calcext:value-type="float">
            <text:p>72.605696883</text:p>
          </table:table-cell>
          <table:table-cell table:style-name="ce1" office:value-type="string" calcext:value-type="string">
            <text:p>mV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очность ADC мк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Максимальный измеряемый ток</text:p>
          </table:table-cell>
          <table:table-cell table:style-name="ce1" office:value-type="string" calcext:value-type="string">
            <text:p>Imax</text:p>
          </table:table-cell>
          <table:table-cell table:style-name="ce1" table:formula="of:=2500/[.C16]" office:value-type="float" office:value="34.4325598035351" calcext:value-type="float">
            <text:p>34.4325598035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Количество отсчетов ADC на 1A</text:p>
          </table:table-cell>
          <table:table-cell table:style-name="ce1" office:value-type="string" calcext:value-type="string">
            <text:p>Nadc</text:p>
          </table:table-cell>
          <table:table-cell table:style-name="ce1" table:formula="of:=[.C16]/[.C17]" office:value-type="float" office:value="15.1261868506175" calcext:value-type="float">
            <text:p>15.1261868506</text:p>
          </table:table-cell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22:15:04.2221820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20:55:44.123751478</meta:creation-date>
    <dc:date>2016-11-17T16:28:44.693290295</dc:date>
    <meta:editing-duration>PT1H29M44S</meta:editing-duration>
    <meta:editing-cycles>4</meta:editing-cycles>
    <meta:generator>LibreOffice/4.2.8.2$Linux_X86_64 LibreOffice_project/420m0$Build-2</meta:generator>
    <meta:document-statistic meta:table-count="1" meta:cell-count="55" meta:object-count="0"/>
  </office:meta>
</office:document-meta>
</file>